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19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8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16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35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</style:style>
    <style:style style:name="ce23" style:family="table-cell" style:parent-style-name="Default" style:data-style-name="N100">
      <style:table-cell-properties fo:border-bottom="0.06pt solid #000000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5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style:font-name="Arial2" fo:font-size="10pt" style:font-name-asian="Arial2" style:font-size-asian="10pt" style:font-name-complex="Arial2" style:font-size-complex="10pt"/>
    </style:style>
    <style:style style:name="ce3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7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1" style:family="table-cell" style:parent-style-name="Default" style:data-style-name="N166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04" style:family="table-cell" style:parent-style-name="Default" style:data-style-name="N166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44" style:family="table-cell" style:parent-style-name="Default" style:data-style-name="N166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5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end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11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19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26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127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56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24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156" style:family="table-cell" style:parent-style-name="Default" style:data-style-name="N166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1" style:family="table-cell" style:parent-style-name="Default" style:data-style-name="N166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53" style:family="table-cell" style:parent-style-name="Default" style:data-style-name="N166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8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57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bold" style:font-name-asian="Arial2" style:font-size-asian="8pt" style:font-weight-asian="bold" style:font-name-complex="Arial2" style:font-size-complex="8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61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9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0" style:family="table-cell" style:parent-style-name="Default" style:data-style-name="N166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166">
      <style:table-cell-properties fo:border-bottom="none" fo:border-left="0.06pt solid #000000" fo:border-right="0.06pt solid #000000" fo:border-top="none"/>
    </style:style>
    <style:style style:name="ce177" style:family="table-cell" style:parent-style-name="Default" style:data-style-name="N166">
      <style:table-cell-properties fo:border-bottom="none" fo:background-color="#ffffff" fo:border-left="0.06pt solid #000000" fo:border-right="0.06pt solid #000000" fo:border-top="none"/>
    </style:style>
    <style:style style:name="ce142" style:family="table-cell" style:parent-style-name="Comma" style:data-style-name="N166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79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6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7" style:family="table-cell" style:parent-style-name="Excel_20_Built-in_20_Comma" style:data-style-name="N166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8" style:family="table-cell" style:parent-style-name="Default" style:data-style-name="N166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9" style:family="table-cell" style:parent-style-name="Excel_20_Built-in_20_Comma" style:data-style-name="N166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66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office:value-type="float" office:value="5301" calcext:value-type="float" table:number-columns-spanned="2" table:number-rows-spanned="1">
            <text:p>5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Activos por Impuestos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office:value-type="date" office:date-value="2021-11-15" calcext:value-type="date" table:number-columns-spanned="2" table:number-rows-spanned="1">
            <text:p>15/11/202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5"/>
          <table:covered-table-cell table:style-name="ce143"/>
          <table:covered-table-cell table:number-columns-repeated="2" table:style-name="ce25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9-30" calcext:value-type="date">
            <text:p>30-sep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16"/>
          <table:table-cell table:style-name="ce17" table:number-columns-repeated="2"/>
          <table:table-cell table:style-name="ce98" table:number-columns-repeated="3"/>
          <table:table-cell table:style-name="ce145"/>
          <table:table-cell table:style-name="ce155"/>
          <table:table-cell table:style-name="ce160"/>
          <table:table-cell table:style-name="ce139"/>
          <table:table-cell table:style-name="ce14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35"/>
          <table:table-cell table:style-name="ce80" office:value-type="string" calcext:value-type="string">
            <text:p>Retenciones IVA:</text:p>
          </table:table-cell>
          <table:table-cell table:style-name="ce18"/>
          <table:table-cell table:style-name="ce101" table:number-columns-repeated="3"/>
          <table:table-cell table:style-name="ce124"/>
          <table:table-cell table:style-name="ce128"/>
          <table:table-cell table:style-name="ce80" office:value-type="string" calcext:value-type="string">
            <text:p>Retenciones IVA:</text:p>
          </table:table-cell>
          <table:table-cell table:style-name="ce140"/>
          <table:table-cell table:style-name="ce147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1" calcext:value-type="float">
            <text:p>101050102001 </text:p>
          </table:table-cell>
          <table:table-cell table:style-name="ce81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number-columns-repeated="2" table:style-name="ce103" office:value-type="float" office:value="63.44" calcext:value-type="float">
            <text:p>63</text:p>
          </table:table-cell>
          <table:table-cell table:style-name="ce102" table:formula="of:=[.D11]+[.E11]-[.F11]" office:value-type="float" office:value="0" calcext:value-type="float">
            <text:p>0</text:p>
          </table:table-cell>
          <table:table-cell table:style-name="ce11" office:value-type="float" office:value="101050102001" calcext:value-type="float">
            <text:p>101050102001 </text:p>
          </table:table-cell>
          <table:table-cell table:style-name="ce81" office:value-type="string" office:string-value="I.V.A. Clientes 30%                                                             " calcext:value-type="string">
            <text:p><text:s/>I.V.A. Clientes 30% <text:s text:c="61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1]-[.J11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3" calcext:value-type="float">
            <text:p>101050102003 </text:p>
          </table:table-cell>
          <table:table-cell table:style-name="ce81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number-columns-repeated="2" table:style-name="ce103" office:value-type="float" office:value="52241.23" calcext:value-type="float">
            <text:p>52,241</text:p>
          </table:table-cell>
          <table:table-cell table:style-name="ce102" table:formula="of:=[.D12]+[.E12]-[.F12]" office:value-type="float" office:value="0" calcext:value-type="float">
            <text:p>0</text:p>
          </table:table-cell>
          <table:table-cell table:style-name="ce11" office:value-type="float" office:value="101050102003" calcext:value-type="float">
            <text:p>101050102003 </text:p>
          </table:table-cell>
          <table:table-cell table:style-name="ce81" office:value-type="string" office:string-value="I.V.A. Clientes 100%                                                            " calcext:value-type="string">
            <text:p><text:s/>I.V.A. Clientes 100% <text:s text:c="60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4" calcext:value-type="float">
            <text:p>101050102004 </text:p>
          </table:table-cell>
          <table:table-cell table:style-name="ce81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number-columns-repeated="2" table:style-name="ce103" office:value-type="float" office:value="10397.43" calcext:value-type="float">
            <text:p>10,397</text:p>
          </table:table-cell>
          <table:table-cell table:style-name="ce102" table:formula="of:=[.D13]+[.E13]-[.F13]" office:value-type="float" office:value="0" calcext:value-type="float">
            <text:p>0</text:p>
          </table:table-cell>
          <table:table-cell table:style-name="ce11" office:value-type="float" office:value="101050102004" calcext:value-type="float">
            <text:p>101050102004 </text:p>
          </table:table-cell>
          <table:table-cell table:style-name="ce81" office:value-type="string" office:string-value="I.V.A. Clientes 10%                                                             " calcext:value-type="string">
            <text:p><text:s/>I.V.A. Clientes 10% <text:s text:c="61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2005" calcext:value-type="float">
            <text:p>101050102005 </text:p>
          </table:table-cell>
          <table:table-cell table:style-name="ce81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26"/>
          <table:table-cell table:style-name="ce102" office:value-type="float" office:value="0" calcext:value-type="float">
            <text:p>0</text:p>
          </table:table-cell>
          <table:table-cell table:number-columns-repeated="2" table:style-name="ce103" office:value-type="float" office:value="95.46" calcext:value-type="float">
            <text:p>95</text:p>
          </table:table-cell>
          <table:table-cell table:style-name="ce102" table:formula="of:=[.D14]+[.E14]-[.F14]" office:value-type="float" office:value="0" calcext:value-type="float">
            <text:p>0</text:p>
          </table:table-cell>
          <table:table-cell table:style-name="ce11" office:value-type="float" office:value="101050102005" calcext:value-type="float">
            <text:p>101050102005 </text:p>
          </table:table-cell>
          <table:table-cell table:style-name="ce81" office:value-type="string" office:string-value="I.V.A.  Clientes 20%                                                            " calcext:value-type="string">
            <text:p><text:s/>I.V.A. <text:s/>Clientes 20% <text:s text:c="60"/></text:p>
          </table:table-cell>
          <table:table-cell table:style-name="ce141" office:value-type="float" office:value="0" calcext:value-type="float">
            <text:p>0</text:p>
          </table:table-cell>
          <table:table-cell table:style-name="ce148" table:formula="of:=[.G14]-[.J1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1"/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81"/>
          <table:table-cell table:style-name="ce177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26"/>
          <table:table-cell table:style-name="ce102" office:value-type="float" office:value="5864.06" calcext:value-type="float">
            <text:p>5,864</text:p>
          </table:table-cell>
          <table:table-cell table:style-name="ce103" office:value-type="float" office:value="281113.55" calcext:value-type="float">
            <text:p>281,114</text:p>
          </table:table-cell>
          <table:table-cell table:style-name="ce103" office:value-type="float" office:value="286977.61" calcext:value-type="float">
            <text:p>286,978</text:p>
          </table:table-cell>
          <table:table-cell table:style-name="ce102" table:formula="of:=[.D16]+[.E16]-[.F16]" office:value-type="float" office:value="0" calcext:value-type="float">
            <text:p>0</text:p>
          </table:table-cell>
          <table:table-cell table:style-name="ce11" office:value-type="float" office:value="101050101001" calcext:value-type="float">
            <text:p>101050101001 </text:p>
          </table:table-cell>
          <table:table-cell table:style-name="ce31" office:value-type="string" office:string-value="IVA pagado 12%- Credito Tributario                                              " calcext:value-type="string">
            <text:p><text:s/>IVA pagado 12%- Credito Tributario <text:s text:c="46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31"/>
          <table:table-cell table:style-name="ce177"/>
          <table:table-cell table:style-name="ce148" table:formula="of:=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3" office:value-type="string" office:string-value="Retenciones en la Fuente:" calcext:value-type="string">
            <text:p><text:s/>Retenciones en la Fuente: </text:p>
          </table:table-cell>
          <table:table-cell table:style-name="ce26"/>
          <table:table-cell table:style-name="ce102"/>
          <table:table-cell table:style-name="ce103" table:number-columns-repeated="2"/>
          <table:table-cell table:style-name="ce102"/>
          <table:table-cell table:style-name="ce11"/>
          <table:table-cell table:style-name="ce83" office:value-type="string" office:string-value="Retenciones en la Fuente:" calcext:value-type="string">
            <text:p><text:s/>Retenciones en la Fuente: </text:p>
          </table:table-cell>
          <table:table-cell table:style-name="ce177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1" calcext:value-type="string">
            <text:p><text:s/>101050201001 </text:p>
          </table:table-cell>
          <table:table-cell table:style-name="ce81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34"/>
          <table:table-cell table:style-name="ce103" office:value-type="float" office:value="319931" calcext:value-type="float">
            <text:p>319,931</text:p>
          </table:table-cell>
          <table:table-cell table:style-name="ce103" office:value-type="float" office:value="172516.66" calcext:value-type="float">
            <text:p>172,517</text:p>
          </table:table-cell>
          <table:table-cell table:style-name="ce103" office:value-type="float" office:value="0" calcext:value-type="float">
            <text:p>0</text:p>
          </table:table-cell>
          <table:table-cell table:style-name="ce102" table:formula="of:=[.D19]+[.E19]-[.F19]" office:value-type="float" office:value="492447.66" calcext:value-type="float">
            <text:p>492,448</text:p>
          </table:table-cell>
          <table:table-cell table:style-name="ce11" office:value-type="string" office:string-value="101050201001" calcext:value-type="string">
            <text:p><text:s/>101050201001 </text:p>
          </table:table-cell>
          <table:table-cell table:style-name="ce81" office:value-type="string" office:string-value="RETENCIONES EN LA FUENTE  I.R.1%                                         " calcext:value-type="string">
            <text:p><text:s/>RETENCIONES EN LA FUENTE <text:s/>I.R.1% <text:s text:c="41"/></text:p>
          </table:table-cell>
          <table:table-cell table:style-name="ce103" office:value-type="float" office:value="312846.78" calcext:value-type="float">
            <text:p>312,847</text:p>
          </table:table-cell>
          <table:table-cell table:style-name="ce148" table:formula="of:=[.G19]-[.J19]" office:value-type="float" office:value="179600.88" calcext:value-type="float">
            <text:p>179,60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2" calcext:value-type="string">
            <text:p><text:s/>101050201002 </text:p>
          </table:table-cell>
          <table:table-cell table:style-name="ce81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34"/>
          <table:table-cell table:style-name="ce104" office:value-type="float" office:value="214" calcext:value-type="float">
            <text:p>214</text:p>
          </table:table-cell>
          <table:table-cell table:style-name="ce104" table:number-columns-repeated="2"/>
          <table:table-cell table:style-name="ce156" table:formula="of:=[.D20]+[.E20]-[.F20]" office:value-type="float" office:value="214" calcext:value-type="float">
            <text:p>214</text:p>
          </table:table-cell>
          <table:table-cell table:style-name="ce11" office:value-type="string" office:string-value="101050201002" calcext:value-type="string">
            <text:p><text:s/>101050201002 </text:p>
          </table:table-cell>
          <table:table-cell table:style-name="ce81" office:value-type="string" office:string-value="RETENCIONES EN LA FUENTE  I.R.2%                                         " calcext:value-type="string">
            <text:p><text:s/>RETENCIONES EN LA FUENTE <text:s/>I.R.2% <text:s text:c="41"/></text:p>
          </table:table-cell>
          <table:table-cell table:style-name="ce103" office:value-type="float" office:value="2276.32" calcext:value-type="float">
            <text:p>2,276</text:p>
          </table:table-cell>
          <table:table-cell table:style-name="ce148" table:formula="of:=[.G20]-[.J20]" office:value-type="float" office:value="-2062.32" calcext:value-type="float">
            <text:p>(2,06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5" calcext:value-type="string">
            <text:p><text:s/>101050201005 </text:p>
          </table:table-cell>
          <table:table-cell table:style-name="ce8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34"/>
          <table:table-cell table:style-name="ce104" office:value-type="float" office:value="113" calcext:value-type="float">
            <text:p>113</text:p>
          </table:table-cell>
          <table:table-cell table:style-name="ce104" office:value-type="float" office:value="433.94" calcext:value-type="float">
            <text:p>434</text:p>
          </table:table-cell>
          <table:table-cell table:style-name="ce104" office:value-type="float" office:value="0" calcext:value-type="float">
            <text:p>0</text:p>
          </table:table-cell>
          <table:table-cell table:style-name="ce156" table:formula="of:=[.D21]+[.E21]-[.F21]" office:value-type="float" office:value="546.94" calcext:value-type="float">
            <text:p>547</text:p>
          </table:table-cell>
          <table:table-cell table:style-name="ce11" office:value-type="string" office:string-value="101050201005" calcext:value-type="string">
            <text:p><text:s/>101050201005 </text:p>
          </table:table-cell>
          <table:table-cell table:style-name="ce81" office:value-type="string" office:string-value="RETENCIONES EN LA FUENTE RENDIMIENTO FINANC.                           " calcext:value-type="string">
            <text:p><text:s/>RETENCIONES EN LA FUENTE RENDIMIENTO FINANC. <text:s text:c="27"/></text:p>
          </table:table-cell>
          <table:table-cell table:style-name="ce103" office:value-type="float" office:value="81.56" calcext:value-type="float">
            <text:p>82</text:p>
          </table:table-cell>
          <table:table-cell table:style-name="ce148" table:formula="of:=[.G21]-[.J21]" office:value-type="float" office:value="465.38" calcext:value-type="float">
            <text:p>46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3" calcext:value-type="string">
            <text:p><text:s/>101050201003 </text:p>
          </table:table-cell>
          <table:table-cell table:style-name="ce81" office:value-type="string" office:string-value="RETENCIONES EN LA FUENTE ISD" calcext:value-type="string">
            <text:p><text:s/>RETENCIONES EN LA FUENTE ISD </text:p>
          </table:table-cell>
          <table:table-cell table:style-name="ce34"/>
          <table:table-cell table:style-name="ce103" office:value-type="float" office:value="94274" calcext:value-type="float">
            <text:p>94,274</text:p>
          </table:table-cell>
          <table:table-cell table:style-name="ce103" office:value-type="float" office:value="45183.08" calcext:value-type="float">
            <text:p>45,183</text:p>
          </table:table-cell>
          <table:table-cell table:style-name="ce103" office:value-type="float" office:value="0" calcext:value-type="float">
            <text:p>0</text:p>
          </table:table-cell>
          <table:table-cell table:style-name="ce102" table:formula="of:=[.D22]+[.E22]-[.F22]" office:value-type="float" office:value="139457.08" calcext:value-type="float">
            <text:p>139,457</text:p>
          </table:table-cell>
          <table:table-cell table:style-name="ce11" office:value-type="string" office:string-value="101050201003" calcext:value-type="string">
            <text:p><text:s/>101050201003 </text:p>
          </table:table-cell>
          <table:table-cell table:style-name="ce81" office:value-type="string" office:string-value="RETENCIONES EN LA FUENTE ISD" calcext:value-type="string">
            <text:p><text:s/>RETENCIONES EN LA FUENTE ISD </text:p>
          </table:table-cell>
          <table:table-cell table:style-name="ce142" office:value-type="float" office:value="32943.28" calcext:value-type="float">
            <text:p>32,943</text:p>
          </table:table-cell>
          <table:table-cell table:style-name="ce148" table:formula="of:=[.G22]-[.J22]" office:value-type="float" office:value="106513.8" calcext:value-type="float">
            <text:p>106,5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81"/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81"/>
          <table:table-cell table:style-name="ce142"/>
          <table:table-cell table:style-name="ce148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34"/>
          <table:table-cell table:style-name="ce103" office:value-type="float" office:value="24501" calcext:value-type="float">
            <text:p>24,501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31" table:formula="of:=[.D24]+[.E24]-[.F24]" office:value-type="float" office:value="24501" calcext:value-type="float">
            <text:p>24,501</text:p>
          </table:table-cell>
          <table:table-cell table:style-name="ce11" office:value-type="string" office:string-value="101050201004" calcext:value-type="string">
            <text:p><text:s/>101050201004 </text:p>
          </table:table-cell>
          <table:table-cell table:style-name="ce31" office:value-type="string" office:string-value="RECLAMOS AL SRI" calcext:value-type="string">
            <text:p><text:s/>RECLAMOS AL SRI </text:p>
          </table:table-cell>
          <table:table-cell table:style-name="ce103" office:value-type="float" office:value="24500.88" calcext:value-type="float">
            <text:p>24,501</text:p>
          </table:table-cell>
          <table:table-cell table:style-name="ce148" table:formula="of:=[.G24]-[.J24]" office:value-type="float" office:value="0.119999999998981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34"/>
          <table:table-cell table:style-name="ce103" office:value-type="float" office:value="41793" calcext:value-type="float">
            <text:p>41,793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02" table:formula="of:=[.D25]+[.E25]-[.F25]" office:value-type="float" office:value="41793" calcext:value-type="float">
            <text:p>41,793</text:p>
          </table:table-cell>
          <table:table-cell table:style-name="ce11" office:value-type="string" office:string-value="101050201006" calcext:value-type="string">
            <text:p><text:s/>101050201006 </text:p>
          </table:table-cell>
          <table:table-cell table:style-name="ce31" office:value-type="string" office:string-value="REMANENTE RET FTE. AÑOS ANTERIORES                                    " calcext:value-type="string">
            <text:p><text:s/>REMANENTE RET FTE. AÑOS ANTERIORES <text:s text:c="36"/></text:p>
          </table:table-cell>
          <table:table-cell table:style-name="ce103" office:value-type="float" office:value="1358.74" calcext:value-type="float">
            <text:p>1,359</text:p>
          </table:table-cell>
          <table:table-cell table:style-name="ce148" table:formula="of:=[.G25]-[.J25]" office:value-type="float" office:value="40434.26" calcext:value-type="float">
            <text:p>40,43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/>
          <table:table-cell table:style-name="ce31"/>
          <table:table-cell table:style-name="ce34"/>
          <table:table-cell table:style-name="ce103" table:number-columns-repeated="3"/>
          <table:table-cell table:style-name="ce102"/>
          <table:table-cell table:style-name="ce11"/>
          <table:table-cell table:style-name="ce31"/>
          <table:table-cell table:style-name="ce103"/>
          <table:table-cell table:style-name="ce148" table:formula="of:=[.G26]-[.J2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34"/>
          <table:table-cell table:number-columns-repeated="3" table:style-name="ce103" office:value-type="float" office:value="0" calcext:value-type="float">
            <text:p>0</text:p>
          </table:table-cell>
          <table:table-cell table:style-name="ce102" table:formula="of:=[.D27]+[.E27]-[.F27]" office:value-type="float" office:value="0" calcext:value-type="float">
            <text:p>0</text:p>
          </table:table-cell>
          <table:table-cell table:style-name="ce11" office:value-type="string" office:string-value="101050301001" calcext:value-type="string">
            <text:p><text:s/>101050301001 </text:p>
          </table:table-cell>
          <table:table-cell table:style-name="ce31" office:value-type="string" office:string-value="CREDITO TRIBUTARIO ANTICIPO DE IR" calcext:value-type="string">
            <text:p><text:s/>CREDITO TRIBUTARIO ANTICIPO DE IR </text:p>
          </table:table-cell>
          <table:table-cell table:style-name="ce103" office:value-type="float" office:value="7079.26" calcext:value-type="float">
            <text:p>7,079</text:p>
          </table:table-cell>
          <table:table-cell table:style-name="ce148" table:formula="of:=[.G27]-[.J27]" office:value-type="float" office:value="-7079.26" calcext:value-type="float">
            <text:p>(7,07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1" table:number-columns-repeated="9"/>
          <table:table-cell table:style-name="ce179"/>
          <table:table-cell table:style-name="ce21"/>
          <table:table-cell table:style-name="Default" table:number-columns-repeated="1013"/>
        </table:table-row>
        <table:table-row table:style-name="ro2">
          <table:table-cell table:style-name="ce11" office:value-type="float" office:value="101050301002" calcext:value-type="float">
            <text:p>101050301002 </text:p>
          </table:table-cell>
          <table:table-cell table:style-name="ce31" office:value-type="string" office:string-value="Credito tributario por adquisiciones e importaciones" calcext:value-type="string">
            <text:p><text:s/>Credito tributario por adquisiciones e importaciones </text:p>
          </table:table-cell>
          <table:table-cell table:style-name="ce34"/>
          <table:table-cell table:style-name="ce103" office:value-type="float" office:value="128064" calcext:value-type="float">
            <text:p>128,064</text:p>
          </table:table-cell>
          <table:table-cell table:style-name="ce103" office:value-type="float" office:value="400124.91" calcext:value-type="float">
            <text:p>400,125</text:p>
          </table:table-cell>
          <table:table-cell table:style-name="ce103" office:value-type="float" office:value="351672.3" calcext:value-type="float">
            <text:p>351,672</text:p>
          </table:table-cell>
          <table:table-cell table:style-name="ce131" table:formula="of:=[.D29]+[.E29]-[.F29]" office:value-type="float" office:value="176516.61" calcext:value-type="float">
            <text:p>176,517</text:p>
          </table:table-cell>
          <table:table-cell table:style-name="ce11" office:value-type="float" office:value="101050301002" calcext:value-type="float">
            <text:p>101050301002 </text:p>
          </table:table-cell>
          <table:table-cell table:style-name="ce31" office:value-type="string" office:string-value="Credito tributario por adquisiciones e importaciones" calcext:value-type="string">
            <text:p><text:s/>Credito tributario por adquisiciones e importaciones 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29]-[.J29]" office:value-type="float" office:value="176516.61" calcext:value-type="float">
            <text:p>176,5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34"/>
          <table:table-cell table:style-name="ce103" office:value-type="float" office:value="75927" calcext:value-type="float">
            <text:p>75,927</text:p>
          </table:table-cell>
          <table:table-cell table:style-name="ce103" office:value-type="float" office:value="364487.67" calcext:value-type="float">
            <text:p>364,488</text:p>
          </table:table-cell>
          <table:table-cell table:style-name="ce103" office:value-type="float" office:value="301690.11" calcext:value-type="float">
            <text:p>301,690</text:p>
          </table:table-cell>
          <table:table-cell table:style-name="ce131" table:formula="of:=[.D30]+[.E30]-[.F30]" office:value-type="float" office:value="138724.56" calcext:value-type="float">
            <text:p>138,725</text:p>
          </table:table-cell>
          <table:table-cell table:style-name="ce11" office:value-type="float" office:value="101050301003" calcext:value-type="float">
            <text:p>101050301003 </text:p>
          </table:table-cell>
          <table:table-cell table:style-name="ce31" office:value-type="string" office:string-value="Credito tributario por retenciones en la fuente de iva                          " calcext:value-type="string">
            <text:p><text:s/>Credito tributario por retenciones en la fuente de iva <text:s text:c="26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30]-[.J30]" office:value-type="float" office:value="138724.56" calcext:value-type="float">
            <text:p>138,72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34"/>
          <table:table-cell table:style-name="ce103" office:value-type="float" office:value="14" calcext:value-type="float">
            <text:p>14</text:p>
          </table:table-cell>
          <table:table-cell table:number-columns-repeated="2" table:style-name="ce103" office:value-type="float" office:value="0" calcext:value-type="float">
            <text:p>0</text:p>
          </table:table-cell>
          <table:table-cell table:style-name="ce131" table:formula="of:=[.D31]+[.E31]-[.F31]" office:value-type="float" office:value="14" calcext:value-type="float">
            <text:p>14</text:p>
          </table:table-cell>
          <table:table-cell table:style-name="ce11" office:value-type="float" office:value="101060101003" calcext:value-type="float">
            <text:p>101060101003 </text:p>
          </table:table-cell>
          <table:table-cell table:style-name="ce31" office:value-type="string" office:string-value="Nota de Credito SRI Ecuador                                                     " calcext:value-type="string">
            <text:p><text:s/>Nota de Credito SRI Ecuador <text:s text:c="53"/></text:p>
          </table:table-cell>
          <table:table-cell table:style-name="ce103" office:value-type="float" office:value="0" calcext:value-type="float">
            <text:p>0</text:p>
          </table:table-cell>
          <table:table-cell table:style-name="ce148" table:formula="of:=[.G31]-[.J31]" office:value-type="float" office:value="14" calcext:value-type="float">
            <text:p>1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77" table:number-columns-repeated="2"/>
          <table:table-cell table:style-name="ce144" table:number-columns-repeated="3"/>
          <table:table-cell table:style-name="ce153"/>
          <table:table-cell table:style-name="ce157"/>
          <table:table-cell table:style-name="ce161"/>
          <table:table-cell table:style-name="ce144"/>
          <table:table-cell table:style-name="ce149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32])" office:value-type="float" office:value="690695.06" calcext:value-type="float">
            <text:p>690,695</text:p>
          </table:table-cell>
          <table:table-cell table:style-name="ce105" table:formula="of:=SUM([.E9:.E32])" office:value-type="float" office:value="1326657.37" calcext:value-type="float">
            <text:p>1,326,657</text:p>
          </table:table-cell>
          <table:table-cell table:style-name="ce105" table:formula="of:=SUM([.F9:.F32])" office:value-type="float" office:value="1003137.58" calcext:value-type="float">
            <text:p>1,003,138</text:p>
          </table:table-cell>
          <table:table-cell table:style-name="ce105" table:formula="of:=SUM([.G9:.G32])" office:value-type="float" office:value="1014214.85" calcext:value-type="float">
            <text:p>1,014,215</text:p>
          </table:table-cell>
          <table:table-cell table:style-name="ce41" table:number-columns-repeated="2"/>
          <table:table-cell table:style-name="ce105" table:formula="of:=SUM([.J9:.J32])" office:value-type="float" office:value="381086.82" calcext:value-type="float">
            <text:p>381,087</text:p>
          </table:table-cell>
          <table:table-cell table:style-name="ce151" table:formula="of:=SUM([.K9:.K32])" office:value-type="float" office:value="633128.03" calcext:value-type="float">
            <text:p>633,128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25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117"/>
          <table:table-cell table:style-name="ce133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5" office:value-type="string" calcext:value-type="string">
            <text:p>Saldo Inicial</text:p>
          </table:table-cell>
          <table:table-cell table:style-name="ce85"/>
          <table:table-cell table:style-name="ce118" table:formula="of:=[.G24]+[.G25]" office:value-type="float" office:value="66294" calcext:value-type="float">
            <text:p>66,294</text:p>
          </table:table-cell>
          <table:table-cell table:style-name="ce118" table:formula="of:=[.J24]+[.J25]" office:value-type="float" office:value="25859.62" calcext:value-type="float">
            <text:p>25,86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5" office:value-type="string" calcext:value-type="string">
            <text:p>(-) Provisiones</text:p>
          </table:table-cell>
          <table:table-cell table:style-name="ce85"/>
          <table:table-cell table:style-name="ce118"/>
          <table:table-cell table:style-name="ce118" office:value-type="float" office:value="-331641" calcext:value-type="float">
            <text:p>-331,641</text:p>
          </table:table-cell>
          <table:table-cell table:style-name="ce25"/>
          <table:table-cell table:style-name="ce25" office:value-type="string" calcext:value-type="string">
            <text:p>Aqui van las Provisiones</text:p>
          </table:table-cell>
          <table:table-cell table:style-name="ce25" table:number-columns-repeated="5"/>
          <table:table-cell table:number-columns-repeated="1012"/>
        </table:table-row>
        <table:table-row table:style-name="ro2">
          <table:table-cell table:style-name="ce25"/>
          <table:table-cell table:style-name="ce85" office:value-type="string" calcext:value-type="string">
            <text:p>Anticipos de IR</text:p>
          </table:table-cell>
          <table:table-cell table:style-name="ce85"/>
          <table:table-cell table:style-name="ce118" table:formula="of:=[.G27]" office:value-type="float" office:value="0" calcext:value-type="float">
            <text:p>0</text:p>
          </table:table-cell>
          <table:table-cell table:style-name="ce118" table:formula="of:=[.J27]" office:value-type="float" office:value="7079.26" calcext:value-type="float">
            <text:p>7,079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5" office:value-type="string" calcext:value-type="string">
            <text:p>Retenciones</text:p>
          </table:table-cell>
          <table:table-cell table:style-name="ce85"/>
          <table:table-cell table:style-name="ce118" table:formula="of:=SUM([.G19:.G21])" office:value-type="float" office:value="493208.6" calcext:value-type="float">
            <text:p>493,209</text:p>
          </table:table-cell>
          <table:table-cell table:style-name="ce118" table:formula="of:=SUM([.J19:.J21])" office:value-type="float" office:value="315204.66" calcext:value-type="float">
            <text:p>315,205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117"/>
          <table:table-cell table:style-name="ce133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office:value-type="string" calcext:value-type="string">
            <text:p>Total Crédito tributario</text:p>
          </table:table-cell>
          <table:table-cell table:style-name="ce54"/>
          <table:table-cell table:style-name="ce119" table:formula="of:=SUM([.D37:.D42])" office:value-type="float" office:value="559502.6" calcext:value-type="float">
            <text:p>559,503</text:p>
          </table:table-cell>
          <table:table-cell table:style-name="ce119" table:formula="of:=SUM([.E37:.E42])" office:value-type="float" office:value="16502.54" calcext:value-type="float">
            <text:p>16,503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table:number-columns-repeated="2"/>
          <table:table-cell table:style-name="ce55"/>
          <table:table-cell table:style-name="ce56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4" office:value-type="string" calcext:value-type="string">
            <text:p>Activos por Impuestos Corrientes</text:p>
          </table:table-cell>
          <table:table-cell table:style-name="ce54"/>
          <table:table-cell table:style-name="ce55"/>
          <table:table-cell table:style-name="ce56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6" office:value-type="string" calcext:value-type="string">
            <text:p>ISD</text:p>
          </table:table-cell>
          <table:table-cell table:style-name="ce57"/>
          <table:table-cell table:style-name="ce122" table:formula="of:=[.G22]" office:value-type="float" office:value="139457.08" calcext:value-type="float">
            <text:p>139,457</text:p>
          </table:table-cell>
          <table:table-cell table:style-name="ce122" table:formula="of:=[.J22]" office:value-type="float" office:value="32943.28" calcext:value-type="float">
            <text:p>32,943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6" office:value-type="string" calcext:value-type="string">
            <text:p>Crédito tributario IR</text:p>
          </table:table-cell>
          <table:table-cell table:style-name="ce57"/>
          <table:table-cell table:style-name="ce122" table:formula="of:=[.D43]" office:value-type="float" office:value="559502.6" calcext:value-type="float">
            <text:p>559,503</text:p>
          </table:table-cell>
          <table:table-cell table:style-name="ce122" table:formula="of:=[.E43]" office:value-type="float" office:value="16502.54" calcext:value-type="float">
            <text:p>16,503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86" office:value-type="string" calcext:value-type="string">
            <text:p>Crédito tributario IVA</text:p>
          </table:table-cell>
          <table:table-cell table:style-name="ce57"/>
          <table:table-cell table:style-name="ce122" table:formula="of:=SUM([.G29:.G31])" office:value-type="float" office:value="315255.17" calcext:value-type="float">
            <text:p>315,255</text:p>
          </table:table-cell>
          <table:table-cell table:style-name="ce122" table:formula="of:=SUM([.J29:.J31])" office:value-type="float" office:value="0" calcext:value-type="float">
            <text:p>0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57" table:number-columns-repeated="2"/>
          <table:table-cell table:style-name="ce126" table:number-columns-repeated="2"/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27" table:formula="of:=SUM([.D45:.D48])" office:value-type="float" office:value="1014214.85" calcext:value-type="float">
            <text:p>1,014,215</text:p>
          </table:table-cell>
          <table:table-cell table:style-name="ce127" table:formula="of:=SUM([.E45:.E48])" office:value-type="float" office:value="49445.82" calcext:value-type="float">
            <text:p>49,446</text:p>
          </table:table-cell>
          <table:table-cell table:style-name="ce25" table:number-columns-repeated="7"/>
          <table:table-cell table:number-columns-repeated="1012"/>
        </table:table-row>
        <table:table-row table:style-name="ro2">
          <table:table-cell table:style-name="ce25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5" table:number-columns-repeated="9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3">
          <table:table-cell table:style-name="ce25" table:number-columns-repeated="10"/>
          <table:table-cell table:style-name="ce67"/>
          <table:table-cell table:style-name="ce25"/>
          <table:table-cell table:number-columns-repeated="1012"/>
        </table:table-row>
        <table:table-row table:style-name="ro2" table:number-rows-repeated="4">
          <table:table-cell table:style-name="ce25" table:number-columns-repeated="12"/>
          <table:table-cell table:number-columns-repeated="1012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 number:title="Definido por el usuario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3">00/00/0000</text:date>, <text:time style:data-style-name="N2" text:time-value="11:48:38.92679783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23T12:02:17.979150008</dc:date>
    <meta:editing-cycles>14</meta:editing-cycles>
    <meta:editing-duration>PT1H35M50S</meta:editing-duration>
    <meta:document-statistic meta:table-count="1" meta:cell-count="233" meta:object-count="0"/>
  </office:meta>
</office:document-meta>
</file>